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37500000211C0E76B01E1C2A7D7.png" manifest:media-type="image/png"/>
  <manifest:file-entry manifest:full-path="Pictures/10000000000001DD00000101F932F1059704C6C5.png" manifest:media-type="image/png"/>
  <manifest:file-entry manifest:full-path="Pictures/100000000000036500000209A1ABB9ED22315E3A.png" manifest:media-type="image/png"/>
  <manifest:file-entry manifest:full-path="Pictures/10000000000000BB0000006357651E89C89EC2BB.png" manifest:media-type="image/png"/>
  <manifest:file-entry manifest:full-path="Pictures/1000000000000369000001FBD5779ABC4C8D625D.png" manifest:media-type="image/png"/>
  <manifest:file-entry manifest:full-path="Pictures/100000000000011B000000F58F67C63BBE3BB2AA.png" manifest:media-type="image/png"/>
  <manifest:file-entry manifest:full-path="Pictures/10000000000001230000004B18D2E21513B335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6" style:family="presentation" style:parent-style-name="Inspiration-subtitle">
      <style:graphic-properties draw:fill-color="#ffffff" draw:auto-grow-height="true" fo:min-height="0.961cm"/>
      <style:paragraph-properties style:writing-mode="lr-tb"/>
    </style:style>
    <style:style style:name="pr7" style:family="presentation" style:parent-style-name="Inspiration-subtitle">
      <style:graphic-properties draw:fill-color="#ffffff" draw:auto-grow-height="true" fo:min-height="1.385cm"/>
      <style:paragraph-properties style:writing-mode="lr-tb"/>
    </style:style>
    <style:style style:name="pr8" style:family="presentation" style:parent-style-name="Inspiration-subtitle">
      <style:graphic-properties draw:fill-color="#ffffff" draw:auto-grow-height="true" fo:min-height="11.473cm"/>
      <style:paragraph-properties style:writing-mode="lr-tb"/>
    </style:style>
    <style:style style:name="pr9" style:family="presentation" style:parent-style-name="Inspiration-subtitle">
      <style:graphic-properties draw:fill-color="#ffffff" draw:auto-grow-height="true" fo:min-height="11.529cm"/>
      <style:paragraph-properties style:writing-mode="lr-tb"/>
    </style:style>
    <style:style style:name="pr10" style:family="presentation" style:parent-style-name="Inspiration-subtitle">
      <style:graphic-properties draw:fill-color="#ffffff" draw:auto-grow-height="true" fo:min-height="12.90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TML</text:span></text:p>
            <text:p text:style-name="P3"><text:span text:style-name="T1"/></text:p>
            <text:p text:style-name="P3"><text:span text:style-name="T1">Hyper Text Markup Language</text:span></text:p>
            <text:p text:style-name="P3"><text:span text:style-name="T1"/></text:p>
            <text:p text:style-name="P3"><text:span text:style-name="T1">È il linguaggio standard per la creazione di pagine web</text:span></text:p>
            <text:p text:style-name="P3"><text:span text:style-name="T1">Descrive la struttura delle pagine</text:span></text:p>
            <text:p text:style-name="P3"><text:span text:style-name="T1">Identifica una serie di elementi strutturati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HTML" xlink:type="simple">https://github.com/matteobaccan/CorsoHTML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&lt;!DOCTYPE html&gt;</text:span></text:p>
            <text:p text:style-name="P3"><text:span text:style-name="T1"/></text:p>
            <text:p text:style-name="P3"><text:span text:style-name="T1">&lt;html lang="it"&gt;</text:span></text:p>
            <text:p text:style-name="P3"><text:span text:style-name="T1"/></text:p>
            <text:p text:style-name="P3"><text:span text:style-name="T1">&lt;head&gt;</text:span></text:p>
            <text:p text:style-name="P3"><text:span text:style-name="T1"><text:tab/></text:span><text:span text:style-name="T1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&lt;body&gt;</text:span></text:p>
            <text:p text:style-name="P3"><text:span text:style-name="T1"><text:tab/></text:span><text:span text:style-name="T1">&lt;h1&gt;Intestazione&lt;/h1&gt;</text:span></text:p>
            <text:p text:style-name="P3"><text:span text:style-name="T1"><text:tab/></text:span><text:span text:style-name="T1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&lt;/html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TAG</text:span></text:p>
            <text:p text:style-name="P3"><text:span text:style-name="T1"/></text:p>
            <text:p text:style-name="P6"><text:span text:style-name="T5">&lt;nometag&gt; contenuto </text:span><text:span text:style-name="T2">&lt;/nometag&gt;</text:span></text:p>
            <text:p text:style-name="P3"><text:span text:style-name="T2"/></text:p>
            <text:p text:style-name="P3"><text:span text:style-name="T1">Un tag è identificato da una sequenza di caratteri, con una sintassi di apertura e chiusura</text:span></text:p>
            <text:p text:style-name="P3"><text:span text:style-name="T1"/></text:p>
            <text:p text:style-name="P3"><text:span text:style-name="T1">All’interno del tag viene poi inserito il suo contenuti, che a sua volta potrebbe essere del testo o altri ta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Empty TAG</text:span></text:p>
            <text:p text:style-name="P3"><text:span text:style-name="T1"/></text:p>
            <text:p text:style-name="P6"><text:span text:style-name="T5">&lt;br&gt; &lt;hr&gt; &lt;img&gt;</text:span></text:p>
            <text:p text:style-name="P3"><text:span text:style-name="T2"/></text:p>
            <text:p text:style-name="P3"><text:span text:style-name="T1">Sono tag pensati per non avere un corpo.</text:span></text:p>
            <text:p text:style-name="P3"><text:span text:style-name="T1"/></text:p>
            <text:p text:style-name="P3"><text:span text:style-name="T1">In base al fatto che siano usati come HTML5 o XHTML5 potrebbero essere scritti in formato diverso</text:span></text:p>
            <text:p text:style-name="P3"><text:span text:style-name="T1"/></text:p>
            <text:p text:style-name="P6"><text:span text:style-name="T5">&lt;br/&gt; &lt;hr/&gt; &lt;img/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attribu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Attributi</text:span></text:p>
            <text:p text:style-name="P3"><text:span text:style-name="T1"/></text:p>
            <text:p text:style-name="P6"><text:span text:style-name="T5">&lt;a href="</text:span><text:span text:style-name="T5"><text:a xlink:href="https://www.baccan.it/" xlink:type="simple">https://www.baccan.it</text:a></text:span><text:span text:style-name="T5">"&gt;Visitate Baccan.it&lt;/a&gt; </text:span></text:p>
            <text:p text:style-name="P3"><text:span text:style-name="T2"/></text:p>
            <text:p text:style-name="P3"><text:span text:style-name="T1">I tag HTML possono avere degli attributi.</text:span></text:p>
            <text:p text:style-name="P3"><text:span text:style-name="T1">Gli attributi aggiungono delle informazioni ai tag</text:span></text:p>
            <text:p text:style-name="P3"><text:span text:style-name="T1"/></text:p>
            <text:p text:style-name="P3"><text:span text:style-name="T1">La loro struttura è per </text:span></text:p>
            <text:p text:style-name="P3"><text:span text:style-name="T1"/></text:p>
            <text:p text:style-name="P3"><text:span text:style-name="T2">chiave=val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!DOCTYPE html&gt;</text:span></text:p>
            <text:p text:style-name="P3"><text:span text:style-name="T1"/></text:p>
            <text:p text:style-name="P3"><text:span text:style-name="T1">Identifica il fatto che il documento sia in formato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/></text:p>
            <text:p text:style-name="P3"><text:span text:style-name="T6">&lt;html lang="it"&gt;</text:span></text:p>
            <text:p text:style-name="P3"><text:span text:style-name="T6">...</text:span></text:p>
            <text:p text:style-name="P3"><text:span text:style-name="T6">&lt;/html&gt;</text:span></text:p>
            <text:p text:style-name="P3"><text:span text:style-name="T7"/></text:p>
            <text:p text:style-name="P3"><text:span text:style-name="T7">É il primo elemento di una pagina html, all’interno di questo <text:s/>elemento è contenuta la struttura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head&gt;</text:span></text:p>
            <text:p text:style-name="P3"><text:span text:style-name="T6">..</text:span></text:p>
            <text:p text:style-name="P3"><text:span text:style-name="T6">&lt;/head&gt;</text:span></text:p>
            <text:p text:style-name="P3"><text:span text:style-name="T1"/></text:p>
            <text:p text:style-name="P3"><text:span text:style-name="T1">È il tag che contiene le informazioni inerenti alla pagina</text:span></text:p>
            <text:p text:style-name="P3"><text:span text:style-name="T1"/></text:p>
            <text:p text:style-name="P3"><text:span text:style-name="T1">- Titolo</text:span></text:p>
            <text:p text:style-name="P3"><text:span text:style-name="T1">- Descrizione</text:span></text:p>
            <text:p text:style-name="P3"><text:span text:style-name="T1">- Tag per motori di ricerca</text:span></text:p>
            <text:p text:style-name="P3"><text:span text:style-name="T1">- Tag per Social Networ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head&gt;</text:span></text:p>
            <text:p text:style-name="P3"><text:span text:style-name="T1"><text:tab/></text:span><text:span text:style-name="T2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È il titolo della pagina: viene visualizzato all’interno del browser per dare un nome al tab che state visualizzando o dai motori di ricerca per rappresentare la vostr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2">&lt;body&gt;</text:span></text:p>
            <text:p text:style-name="P3"><text:span text:style-name="T2">…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1">Definisce il corpo della pagina html: testi, paragrafi, immagini, link, tabelle et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1"><text:tab/></text:span><text:span text:style-name="T2">&lt;h1&gt;Intestazione&lt;/h1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È il primo degli heading disponibili in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2"><text:tab/></text:span><text:span text:style-name="T2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Definisce un paragraf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eading</text:span></text:p>
            <text:p text:style-name="P3"><text:span text:style-name="T1"/></text:p>
            <text:p text:style-name="P6"><text:span text:style-name="T5">&lt;h1&gt;Intestazione 1&lt;/h1&gt;</text:span></text:p>
            <text:p text:style-name="P6"><text:span text:style-name="T5">&lt;h2&gt;Intestazione 2&lt;/h2&gt;</text:span></text:p>
            <text:p text:style-name="P6"><text:span text:style-name="T5">&lt;h3&gt;Intestazione 3&lt;/h3&gt; </text:span></text:p>
            <text:p text:style-name="P3"><text:span text:style-name="T2"/></text:p>
            <text:p text:style-name="P3"><text:span text:style-name="T1">Questo tipo di tag sono intestazioni</text:span></text:p>
            <text:p text:style-name="P3"><text:span text:style-name="T1"/></text:p>
            <text:p text:style-name="P3"><text:span text:style-name="T1">Hanno 6 livelli di profondità e servono per intestare nel modo corretto delle parti di pagina. Il loro utilizzo è utilizzato dai motori di ricerca per determinare delle parti importanti di pagina</text:span></text:p>
            <text:p text:style-name="P3"><text:span text:style-name="T1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yl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’attributo </text:span><text:span text:style-name="T8">style</text:span><text:span text:style-name="T1"> viene utilizzato per assegnare un stile ad un determinato tag</text:span></text:p>
            <text:p text:style-name="P3"><text:span text:style-name="T1"/></text:p>
            <text:p text:style-name="P6"><text:span text:style-name="T5">&lt;h1 style="color:red;"&gt;Intestazione&lt;/h1&gt;</text:span></text:p>
            <text:p text:style-name="P6"><text:span text:style-name="T5">&lt;h2 style="color:blue;"&gt;Intestazione&lt;/h2&gt;</text:span></text:p>
            <text:p text:style-name="P6"><text:span text:style-name="T5">&lt;h3 style="color:yellow;"&gt;Intestazione&lt;/h3&gt;</text:span></text:p>
            <text:p text:style-name="P3"><text:span text:style-name="T2"/></text:p>
            <text:p text:style-name="P3"><text:span text:style-name="T9">Ad esempio per cambiare il colore del carattere di un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ormattazion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&lt;b&gt; - Grassetto</text:span></text:p>
            <text:p text:style-name="P3"><text:span text:style-name="T9">&lt;strong&gt; - Importante</text:span></text:p>
            <text:p text:style-name="P3"><text:span text:style-name="T9">&lt;i&gt; - Italico</text:span></text:p>
            <text:p text:style-name="P3"><text:span text:style-name="T9">&lt;em&gt; - Enfatizzato</text:span></text:p>
            <text:p text:style-name="P3"><text:span text:style-name="T9">&lt;mark&gt; - Marked</text:span></text:p>
            <text:p text:style-name="P3"><text:span text:style-name="T9">&lt;small&gt; - Smaller</text:span></text:p>
            <text:p text:style-name="P3"><text:span text:style-name="T9">&lt;del&gt; - Cancellato</text:span></text:p>
            <text:p text:style-name="P3"><text:span text:style-name="T9">&lt;ins&gt; - Inserted </text:span></text:p>
            <text:p text:style-name="P3"><text:span text:style-name="T9">&lt;sub&gt; - Subscript</text:span></text:p>
            <text:p text:style-name="P3"><text:span text:style-name="T9">&lt;sup&gt; - Super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itazion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ono alcuni elementi utilizzati per poter fare delle citazioni</text:span></text:p>
            <text:p text:style-name="P3"><text:span text:style-name="T9"/></text:p>
            <text:p text:style-name="P3"><text:span text:style-name="T9">&lt;abbr&gt;</text:span><text:span text:style-name="T9"><text:tab/></text:span><text:span text:style-name="T9">Defines an abbreviation or acronym</text:span></text:p>
            <text:p text:style-name="P3"><text:span text:style-name="T9">&lt;address&gt;</text:span><text:span text:style-name="T9"><text:tab/></text:span><text:span text:style-name="T9">Defines contact information for the author/owner of a document</text:span></text:p>
            <text:p text:style-name="P3"><text:span text:style-name="T9">&lt;bdo&gt;</text:span><text:span text:style-name="T9"><text:tab/></text:span><text:span text:style-name="T9">Defines the text direction</text:span></text:p>
            <text:p text:style-name="P3"><text:span text:style-name="T9">&lt;blockquote&gt;</text:span><text:span text:style-name="T9"><text:tab/></text:span><text:span text:style-name="T9">Defines a section that is quoted from another source</text:span></text:p>
            <text:p text:style-name="P3"><text:span text:style-name="T9">&lt;cite&gt;</text:span><text:span text:style-name="T9"><text:tab/></text:span><text:span text:style-name="T9">Defines the title of a work</text:span></text:p>
            <text:p text:style-name="P3"><text:span text:style-name="T9">&lt;q&gt;</text:span><text:span text:style-name="T9"><text:tab/></text:span><text:span text:style-name="T9">Defines a short inline quo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m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e la possibilità di inserire del testo che verrà scartato in automatico del browser. Lo scopo del commento è puramente documentativo.</text:span></text:p>
            <text:p text:style-name="P3"><text:span text:style-name="T9"/></text:p>
            <text:p text:style-name="P3"><text:span text:style-name="T5">&lt;!-- Questo è un commento --&gt;</text:span></text:p>
            <text:p text:style-name="P3"><text:span text:style-name="T5">&lt;p&gt;Questo è un paragrafo&lt;/p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In HTML esistono 140 colori standard che possono essere chiamati per nome</text:span></text:p>
            <text:p text:style-name="P3"><text:span text:style-name="T9"/></text:p>
            <text:p text:style-name="P3"><text:span text:style-name="T5">https://www.w3schools.com/colors/colors_names.asp</text:span></text:p>
            <text:p text:style-name="P3"><text:span text:style-name="T9"/></text:p>
            <text:p text:style-name="P3"><text:span text:style-name="T9">Ad ognuno è associata una sequenza RGB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usati in vari contesti, come colore di fondo, colore di testo o di bordo </text:span></text:p>
            <text:p text:style-name="P3"><text:span text:style-name="T9"/></text:p>
            <text:p text:style-name="P3"><text:span text:style-name="T5">&lt;h1 style="background-color:DodgerBlue;"&gt;Intestazione&lt;/h1&gt;</text:span></text:p>
            <text:p text:style-name="P3"><text:span text:style-name="T5">&lt;p style="background-color:Tomato;"&gt;Paragrafo&lt;/p&gt;</text:span></text:p>
            <text:p text:style-name="P3"><text:span text:style-name="T5"/></text:p>
            <text:p text:style-name="P3"><text:span text:style-name="T5">&lt;h1 style="color:Tomato;"&gt;Intestazione &lt;/h1&gt;</text:span></text:p>
            <text:p text:style-name="P3"><text:span text:style-name="T5">&lt;p style="color:DodgerBlue;"&gt;Paragrafo&lt;/p&gt;</text:span></text:p>
            <text:p text:style-name="P3"><text:span text:style-name="T5">&lt;p style="color:MediumSeaGreen;"&gt;Paragrafo&lt;/p&gt;</text:span></text:p>
            <text:p text:style-name="P3"><text:span text:style-name="T5"/></text:p>
            <text:p text:style-name="P3"><text:span text:style-name="T5">&lt;h1 style="border:2px solid Tomato;"&gt;Intestazione&lt;/h1&gt;</text:span></text:p>
            <text:p text:style-name="P3"><text:span text:style-name="T5">&lt;h1 style="border:2px solid DodgerBlue;"&gt;Intestazione&lt;/h1&gt;</text:span></text:p>
            <text:p text:style-name="P3"><text:span text:style-name="T5">&lt;h1 style="border:2px solid Violet;"&gt;Intestazione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indicati in vari formati RGB, HEX, HSL, RGBA e HSLA</text:span></text:p>
            <text:p text:style-name="P3"><text:span text:style-name="T9"/></text:p>
            <text:p text:style-name="P3"><text:span text:style-name="T5">&lt;h1 style="background-color:rgb(255, 99, 71);"&gt;...&lt;/h1&gt;</text:span></text:p>
            <text:p text:style-name="P3"><text:span text:style-name="T5">&lt;h1 style="background-color:#ff6347;"&gt;...&lt;/h1&gt;</text:span></text:p>
            <text:p text:style-name="P3"><text:span text:style-name="T5">&lt;h1 style="background-color:hsl(9, 100%, 64%);"&gt;...&lt;/h1&gt;</text:span></text:p>
            <text:p text:style-name="P3"><text:span text:style-name="T5"/></text:p>
            <text:p text:style-name="P3"><text:span text:style-name="T5">&lt;h1 style="background-color:rgba(255, 99, 71, 0.5);"&gt;...&lt;/h1&gt;</text:span></text:p>
            <text:p text:style-name="P3"><text:span text:style-name="T5">&lt;h1 style="background-color:hsla(9, 100%, 64%, 0.5);"&gt;...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9">Un colore RGB rappresenta le tre componenti di luce RED, GREEN e BLUE</text:span></text:p>
            <text:p text:style-name="P3"><text:span text:style-name="T9">I colori RGBA sono una estensione di RGB con l’aggiunta del canale Alpha per l’effetto di opacità</text:span></text:p>
            <text:p text:style-name="P3"><text:span text:style-name="T9"/></text:p>
            <text:p text:style-name="P3"><text:span text:style-name="T9">In HTML possiamo indicare un RGB con questa formula</text:span></text:p>
            <text:p text:style-name="P3"><text:span text:style-name="T9"/></text:p>
            <text:p text:style-name="P3"><text:span text:style-name="T9">rgb(red, green, blue)</text:span></text:p>
            <text:p text:style-name="P3"><text:span text:style-name="T9"/></text:p>
            <text:p text:style-name="P3"><text:span text:style-name="T9">Ogni parametro identifica l’intensità del colore in una scala da 0 a 255</text:span></text:p>
            <text:p text:style-name="P3"><text:span text:style-name="T9"/></text:p>
            <text:p text:style-name="P3"><text:span text:style-name="T9">I colori possibili sono 16.777.216</text:span></text:p>
            <text:p text:style-name="P3"><text:span text:style-name="T9">Il nero è rappresentato da <text:s/>rgb(0, 0, 0)</text:span></text:p>
            <text:p text:style-name="P3"><text:span text:style-name="T9">Il bianco è rappresentato da rgb(255, 255, 255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0.961cm" svg:x="1.5cm" svg:y="13.617cm">
          <draw:text-box>
            <text:p text:style-name="P3"><text:span text:style-name="T5">https://www.w3schools.com/colors/colors_rgb.asp</text:span></text:p>
          </draw:text-box>
        </draw:frame>
        <draw:frame draw:style-name="gr1" draw:text-style-name="P2" draw:layer="layout" svg:width="18.144cm" svg:height="10.845cm" svg:x="4.356cm" svg:y="2.472cm">
          <draw:image xlink:href="Pictures/100000000000037500000211C0E76B01E1C2A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Un colore HEX è la rappresentazione esadecimale di un colore RGB, usando la seguente griglia</text:span></text:p>
            <text:p text:style-name="P3"><text:span text:style-name="T9"/></text:p>
            <text:p text:style-name="P3"><text:span text:style-name="T9">#RRGGBB dove RR è il red, GG è il green e BB è il blue</text:span></text:p>
            <text:p text:style-name="P3"><text:span text:style-name="T9"/></text:p>
            <text:p text:style-name="P3"><text:span text:style-name="T9">Si tratta del valore esadecimale precedentemente rappresentato da 0 a 25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4cm">
          <draw:text-box>
            <text:p text:style-name="P3"><text:span text:style-name="T5">https://www.w3schools.com/colors/colors_hexadecimal.asp</text:span></text:p>
          </draw:text-box>
        </draw:frame>
        <draw:frame draw:style-name="gr1" draw:text-style-name="P2" draw:layer="layout" svg:width="18.432cm" svg:height="11.051cm" svg:x="4.368cm" svg:y="2.449cm">
          <draw:image xlink:href="Pictures/100000000000036500000209A1ABB9ED22315E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HSL è acronimo di hue, saturation e lightness (tinta, saturazione e luminosità)</text:span></text:p>
            <text:p text:style-name="P3"><text:span text:style-name="T9"/></text:p>
            <text:p text:style-name="P3"><text:span text:style-name="T9">HSLA è la variante con Alpha channel</text:span></text:p>
            <text:p text:style-name="P3"><text:span text:style-name="T9"/></text:p>
            <text:p text:style-name="P3"><text:span text:style-name="T9">Hue è il grado di colore in una ruota da 0 a 360: 0 è il rosso,120 il verde e 240 il blue.</text:span></text:p>
            <text:p text:style-name="P3"><text:span text:style-name="T9"/></text:p>
            <text:p text:style-name="P3"><text:span text:style-name="T9">Saturation è una percentuale da 0% che identifica un’ombra grigia e <text:s/>100% che rappresenta il colore pieno.</text:span></text:p>
            <text:p text:style-name="P3"><text:span text:style-name="T9"/></text:p>
            <text:p text:style-name="P3"><text:span text:style-name="T9">Lightness è a sua volta una percentuale che va dal 0% che è il nero a 100% che è il bian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1cm">
          <draw:text-box>
            <text:p text:style-name="P3"><text:span text:style-name="T5">https://www.w3schools.com/colors/colors_hsl.asp</text:span></text:p>
          </draw:text-box>
        </draw:frame>
        <draw:frame draw:style-name="gr1" draw:text-style-name="P2" draw:layer="layout" svg:width="18.485cm" svg:height="10.735cm" svg:x="4cm" svg:y="2.365cm">
          <draw:image xlink:href="Pictures/1000000000000369000001FBD5779ABC4C8D6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Cos'è il CSS?</text:span></text:p>
            <text:p text:style-name="P3"><text:span text:style-name="T9"/></text:p>
            <text:p text:style-name="P3"><text:span text:style-name="T9">CSS è acronimo di </text:span><text:span text:style-name="T10">Cascading Style Sheets</text:span><text:span text:style-name="T9">, sono fogli che vengono utilizzati per formattare le pagine web.</text:span></text:p>
            <text:p text:style-name="P3"><text:span text:style-name="T9"/></text:p>
            <text:p text:style-name="P3"><text:span text:style-name="T9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9"/></text:p>
            <text:p text:style-name="P3"><text:span text:style-name="T9">Da notare che </text:span><text:span text:style-name="T10">cascading </text:span><text:span text:style-name="T9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I CSS possono essere aggiunti ai documenti HTML in 3 modi:</text:span></text:p>
            <text:p text:style-name="P3"><text:span text:style-name="T9"/></text:p>
            <text:p text:style-name="P3"><text:span text:style-name="T9">Inline - utilizzando l'attributo style all'interno degli elementi HTML</text:span></text:p>
            <text:p text:style-name="P3"><text:span text:style-name="T9">Interno - utilizzando un elemento &lt;style&gt; nella sezione &lt;head&gt;</text:span></text:p>
            <text:p text:style-name="P3"><text:span text:style-name="T9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&lt;h1 </text:span><text:span text:style-name="T10">style="color:blue;"</text:span><text:span text:style-name="T9">&gt;Una intestazione blue&lt;/h1&gt;</text:span></text:p>
            <text:p text:style-name="P3"><text:span text:style-name="T9"/></text:p>
            <text:p text:style-name="P3"><text:span text:style-name="T9">&lt;p </text:span><text:span text:style-name="T10">style="color:red;"</text:span><text:span text:style-name="T9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&lt;html&gt;</text:span></text:p>
            <text:p text:style-name="P3"><text:span text:style-name="T11"><text:s/></text:span><text:span text:style-name="T11">&lt;head&gt;</text:span></text:p>
            <text:p text:style-name="P3"><text:span text:style-name="T10"><text:s text:c="2"/></text:span><text:span text:style-name="T10">&lt;style&gt;</text:span></text:p>
            <text:p text:style-name="P3"><text:span text:style-name="T10">body {background-color: powderblue;}</text:span></text:p>
            <text:p text:style-name="P3"><text:span text:style-name="T10">h1 <text:s text:c="2"/>{color: blue;}</text:span></text:p>
            <text:p text:style-name="P3"><text:span text:style-name="T10">p <text:s text:c="3"/>{color: red;}</text:span></text:p>
            <text:p text:style-name="P3"><text:span text:style-name="T10"><text:s text:c="2"/></text:span><text:span text:style-name="T10">&lt;/style&gt;</text:span></text:p>
            <text:p text:style-name="P3"><text:span text:style-name="T11"><text:s/></text:span><text:span text:style-name="T11">&lt;/head&gt;</text:span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This is a heading&lt;/h1&gt;</text:span></text:p>
            <text:p text:style-name="P3"><text:span text:style-name="T11"><text:s text:c="2"/></text:span><text:span text:style-name="T11">&lt;p&gt;This is a paragraph.&lt;/p&gt;</text:span></text:p>
            <text:p text:style-name="P3"><text:span text:style-name="T11"><text:s/></text:span><text:span text:style-name="T11">&lt;/body&gt;</text:span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<text:s/></text:span><text:span text:style-name="T11">&lt;html&gt;</text:span></text:p>
            <text:p text:style-name="P3"><text:span text:style-name="T11"/></text:p>
            <text:p text:style-name="P3"><text:span text:style-name="T11"><text:s text:c="2"/></text:span><text:span text:style-name="T11">&lt;head&gt;</text:span></text:p>
            <text:p text:style-name="P3"><text:span text:style-name="T11"><text:s text:c="3"/></text:span><text:span text:style-name="T10">&lt;link rel="stylesheet" href="styles.css"&gt;</text:span></text:p>
            <text:p text:style-name="P3"><text:span text:style-name="T11"><text:s text:c="2"/></text:span><text:span text:style-name="T11">&lt;/head&gt;</text:span></text:p>
            <text:p text:style-name="P3"><text:span text:style-name="T11"/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Intestazione&lt;/h1&gt;</text:span></text:p>
            <text:p text:style-name="P3"><text:span text:style-name="T11"><text:s text:c="2"/></text:span><text:span text:style-name="T11">&lt;p&gt;Paragrafo&lt;/p&gt;</text:span></text:p>
            <text:p text:style-name="P3"><text:span text:style-name="T11"><text:s/></text:span><text:span text:style-name="T11">&lt;/body&gt;</text:span></text:p>
            <text:p text:style-name="P3"><text:span text:style-name="T11"/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body {</text:span></text:p>
            <text:p text:style-name="P3"><text:span text:style-name="T11"><text:s text:c="2"/></text:span><text:span text:style-name="T11">background-color: powderblue;</text:span></text:p>
            <text:p text:style-name="P3"><text:span text:style-name="T11">}</text:span></text:p>
            <text:p text:style-name="P3"><text:span text:style-name="T11">h1 {</text:span></text:p>
            <text:p text:style-name="P3"><text:span text:style-name="T11"><text:s text:c="2"/></text:span><text:span text:style-name="T11">color: blue;</text:span></text:p>
            <text:p text:style-name="P3"><text:span text:style-name="T11">}</text:span></text:p>
            <text:p text:style-name="P3"><text:span text:style-name="T11">p {</text:span></text:p>
            <text:p text:style-name="P3"><text:span text:style-name="T11"><text:s text:c="2"/></text:span><text:span text:style-name="T11">color: red;</text:span></text:p>
            <text:p text:style-name="P3"><text:span text:style-name="T1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 link HTML sono collegamenti ipertestuali.</text:span></text:p>
            <text:p text:style-name="P3"><text:span text:style-name="T11"/></text:p>
            <text:p text:style-name="P3"><text:span text:style-name="T11">Lo scopo è quello di passare da una pagina all’altra</text:span></text:p>
            <text:p text:style-name="P3"><text:span text:style-name="T11"/></text:p>
            <text:p text:style-name="P3"><text:span text:style-name="T11">Essendo elementi cliccabili, quando viene spostato il mouse su un link il puntatore viene trasformato in una piccola mano.</text:span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2" draw:layer="layout" svg:width="4cm" svg:height="3.463cm" svg:x="20cm" svg:y="3.537cm">
          <draw:image xlink:href="Pictures/100000000000011B000000F58F67C63BBE3BB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intassi</text:span></text:p>
            <text:p text:style-name="P3"><text:span text:style-name="T11"/></text:p>
            <text:p text:style-name="P3"><text:span text:style-name="T11">Il tag </text:span><text:span text:style-name="T10">&lt;a&gt;</text:span><text:span text:style-name="T11"> ha la seguente sintassi:</text:span></text:p>
            <text:p text:style-name="P3"><text:span text:style-name="T11"/></text:p>
            <text:p text:style-name="P3"><text:span text:style-name="T10">&lt;a href="url"&gt;</text:span><text:span text:style-name="T11">testo del collegamento</text:span><text:span text:style-name="T10">&lt;/a&gt;</text:span></text:p>
            <text:p text:style-name="P3"><text:span text:style-name="T11"/></text:p>
            <text:p text:style-name="P3"><text:span text:style-name="T11">L'attributo più importante di </text:span><text:span text:style-name="T10">&lt;a&gt;</text:span><text:span text:style-name="T11"> è l'attributo </text:span><text:span text:style-name="T10">href</text:span><text:span text:style-name="T11">, che indica la destinazione del collegamento.</text:span></text:p>
            <text:p text:style-name="P3"><text:span text:style-name="T11"/></text:p>
            <text:p text:style-name="P3"><text:span text:style-name="T11">Il testo del collegamento è la parte visibile all’interno della pagina HTML</text:span></text:p>
            <text:p text:style-name="P3"><text:span text:style-name="T11"/></text:p>
            <text:p text:style-name="P3"><text:span text:style-name="T11">Facendo clic sul testo del collegamento, il browser verrà indirizzato all'indirizzo </text:span><text:span text:style-name="T10">UR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Esiste una convenzione fra browser per visualizzare i collegamenti con un colre diverso, in base ad alcune caratteristiche</text:span></text:p>
            <text:p text:style-name="P3"><text:span text:style-name="T11"/></text:p>
            <text:p text:style-name="P3"><text:span text:style-name="T11">Un collegamento </text:span><text:span text:style-name="T10">non visitato</text:span><text:span text:style-name="T11"> è sottolineato e </text:span><text:span text:style-name="T10">blu</text:span></text:p>
            <text:p text:style-name="P3"><text:span text:style-name="T11">Un collegamento </text:span><text:span text:style-name="T10">visitato</text:span><text:span text:style-name="T11"> è sottolineato e </text:span><text:span text:style-name="T10">viola</text:span></text:p>
            <text:p text:style-name="P3"><text:span text:style-name="T11">Un collegamento </text:span><text:span text:style-name="T10">attivo</text:span><text:span text:style-name="T11"> è sottolineato e </text:span><text:span text:style-name="T10">rosso </text:span></text:p>
            <text:p text:style-name="P3"><text:span text:style-name="T9"/></text:p>
            <text:p text:style-name="P3"><text:span text:style-name="T9">Per ottenere l’attivo basta tenere cliccato il mouse sul lin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L'attributo di </text:span><text:span text:style-name="T10">target</text:span></text:p>
            <text:p text:style-name="P3"><text:span text:style-name="T9"/></text:p>
            <text:p text:style-name="P3"><text:span text:style-name="T9">Se non indichiamo un </text:span><text:span text:style-name="T10">target</text:span><text:span text:style-name="T9"> il browser visualizzerà il link nella pagina corrente.</text:span></text:p>
            <text:p text:style-name="P3"><text:span text:style-name="T9">Per modificare questo comportamento è necessario specificare un altro </text:span><text:span text:style-name="T10">target</text:span></text:p>
            <text:p text:style-name="P3"><text:span text:style-name="T9"/></text:p>
            <text:p text:style-name="P3"><text:span text:style-name="T9">L'attributo </text:span><text:span text:style-name="T10">target</text:span><text:span text:style-name="T9"> può avere uno dei seguenti valori:</text:span></text:p>
            <text:p text:style-name="P3"><text:span text:style-name="T9"/></text:p>
            <text:p text:style-name="P3"><text:span text:style-name="T10">_self</text:span><text:span text:style-name="T9"> - DEFAULT. Apre il documento nella stessa finestra/scheda in cui è stato cliccato</text:span></text:p>
            <text:p text:style-name="P3"><text:span text:style-name="T10">_blank</text:span><text:span text:style-name="T9"> - Apre il documento in una nuova finestra o scheda</text:span></text:p>
            <text:p text:style-name="P3"><text:span text:style-name="T10">_parent</text:span><text:span text:style-name="T9"> - Apre il documento nel frame genitore</text:span></text:p>
            <text:p text:style-name="P3"><text:span text:style-name="T10">_top</text:span><text:span text:style-name="T9"> - Apre il documento in tutto il corpo della finestra</text:span></text:p>
            <text:p text:style-name="P3"><text:span text:style-name="T10">“</text:span><text:span text:style-name="T10">nomeframe” – </text:span><text:span text:style-name="T9">Apre il documento in un determinato fra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iframe src="http://www.acmenovara.it" name="A"&gt;</text:span></text:p>
            <text:p text:style-name="P3"><text:span text:style-name="T11">&lt;p&gt;ACME Novara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</text:span><text:span text:style-name="T11"><text:a xlink:href="https://www.google.com/" xlink:type="simple">https://www.google.com</text:a></text:span><text:span text:style-name="T11">" name="B"&gt;</text:span></text:p>
            <text:p text:style-name="P3"><text:span text:style-name="T11">&lt;p&gt;Google.com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https://www.google.it" name="C"&gt;</text:span></text:p>
            <text:p text:style-name="P3"><text:span text:style-name="T11">&lt;p&gt;Google.it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a href="http://www.acmenovara.it" target="B"&gt;CAMBIO B&lt;/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ookmar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Crea un bookmark in HTML</text:span></text:p>
            <text:p text:style-name="P3"><text:span text:style-name="T11"/></text:p>
            <text:p text:style-name="P3"><text:span text:style-name="T9">I </text:span><text:span text:style-name="T11">bookmark possono essere utili se una pagina web è molto lunga.</text:span></text:p>
            <text:p text:style-name="P3"><text:span text:style-name="T11"/></text:p>
            <text:p text:style-name="P3"><text:span text:style-name="T9">Per creare un bookmark: prima occorre creare il </text:span><text:span text:style-name="T11">bookmark, poi aggiungere un collegamento ad esso.</text:span></text:p>
            <text:p text:style-name="P3"><text:span text:style-name="T11"/></text:p>
            <text:p text:style-name="P3"><text:span text:style-name="T9">Quando si fa clic sul bookmark, la pagina scorrerà verso il basso o verso l'alto fino alla posizione del </text:span><text:span text:style-name="T11">bookmark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l tag HTML </text:span><text:span text:style-name="T10">&lt;img&gt;</text:span><text:span text:style-name="T11"> viene utilizzato per incorporare un'immagine in una pagina web.</text:span></text:p>
            <text:p text:style-name="P3"><text:span text:style-name="T11"/></text:p>
            <text:p text:style-name="P3"><text:span text:style-name="T11">Le immagini non sono tecnicamente inserite in una pagina web; le immagini sono collegate a pagine web. Il tag </text:span><text:span text:style-name="T10">&lt;img&gt;</text:span><text:span text:style-name="T11"> crea uno spazio per inserire l'immagine.</text:span></text:p>
            <text:p text:style-name="P3"><text:span text:style-name="T11"/></text:p>
            <text:p text:style-name="P3"><text:span text:style-name="T11">Il tag &lt;img&gt; è vuoto, contiene solo attributi e non ha un tag di chiusura.</text:span></text:p>
            <text:p text:style-name="P3"><text:span text:style-name="T11"/></text:p>
            <text:p text:style-name="P3"><text:span text:style-name="T11">Il tag &lt;img&gt; ha due attributi obbligatori:</text:span></text:p>
            <text:p text:style-name="P3"><text:span text:style-name="T11"/></text:p>
            <text:p text:style-name="P3"><text:span text:style-name="T10">src</text:span><text:span text:style-name="T11"> - Specifica il percorso dell'immagine</text:span></text:p>
            <text:p text:style-name="P3"><text:span text:style-name="T10">alt</text:span><text:span text:style-name="T11"> - Specifica un testo alternativo per l'immag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Tramite l’attributo </text:span><text:span text:style-name="T10">style</text:span><text:span text:style-name="T9"> è possibile inserire un’immagine di sfondo ad un elemento grafico</text:span></text:p>
            <text:p text:style-name="P3"><text:span text:style-name="T11"/></text:p>
            <text:p text:style-name="P3"><text:span text:style-name="T10">&lt;div </text:span><text:span text:style-name="T12">style</text:span><text:span text:style-name="T10">="</text:span><text:span text:style-name="T12">background-image</text:span><text:span text:style-name="T10">: url('</text:span><text:span text:style-name="T10"><text:a xlink:href="https://i.ytimg.com/vi/-cQk6kK7JVs/maxresdefault.jpg" xlink:type="simple">https://i.ytimg.com/vi/-cQk6kK7JVs/maxresdefault.jpg</text:a></text:span><text:span text:style-name="T10">');"&gt;</text:span></text:p>
            <text:p text:style-name="P3"><text:span text:style-name="T13"/></text:p>
            <text:p text:style-name="P3"><text:span text:style-name="T13">Lorem ipsum dolor sit amet, consectetur adipiscing elit. Donec ante eros, egestas vitae ullamcorper id, dignissim nec ipsum.</text:span></text:p>
            <text:p text:style-name="P3"><text:span text:style-name="T10"/></text:p>
            <text:p text:style-name="P3"><text:span text:style-name="T10">&lt;/div&gt;</text:span></text:p>
            <text:p text:style-name="P3"><text:span text:style-name="T10"/></text:p>
            <text:p text:style-name="P3"><text:span text:style-name="T9">Testo </text:span><text:span text:style-name="T10">Lorem ipsum</text:span><text:span text:style-name="T14"> </text:span><text:span text:style-name="T9">generato da </text:span><text:span text:style-name="T9"><text:a xlink:href="https://www.lipsum.com/" xlink:type="simple">https://www.lipsum.com/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 - cov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e volete che l'immagine di sfondo copra l'intero elemento, si può impostare la proprietà</text:span></text:p>
            <text:p text:style-name="P3"><text:span text:style-name="T11"/></text:p>
            <text:p text:style-name="P3"><text:span text:style-name="T5">background-size: cover</text:span></text:p>
            <text:p text:style-name="P3"><text:span text:style-name="T11"/></text:p>
            <text:p text:style-name="P3"><text:span text:style-name="T11">Inoltre, per assicurasi che l'intero elemento sia sempre coperto, basta impostare la proprietà </text:span></text:p>
            <text:p text:style-name="P3"><text:span text:style-name="T11"/></text:p>
            <text:p text:style-name="P3"><text:span text:style-name="T15">background-attachment: fixed</text:span></text:p>
            <text:p text:style-name="P3"><text:span text:style-name="T11"/></text:p>
            <text:p text:style-name="P3"><text:span text:style-name="T11">In questo modo, l'immagine di sfondo coprirà l'intero elemento, senza cambiarne le proporzion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11">L'elemento HTML </text:span><text:span text:style-name="T10">&lt;picture&gt;</text:span><text:span text:style-name="T11"> offre una maggiore flessibilità nello specificare le risorse dell'immagine. Contiene uno o più elementi </text:span><text:span text:style-name="T10">&lt;source&gt;</text:span><text:span text:style-name="T11">, ognuno dei quali si riferisce a diverse immagini tramite l'attributo </text:span><text:span text:style-name="T10">srcset</text:span><text:span text:style-name="T11">. In questo modo il browser sceglie l'immagine che meglio si adatta alla visualizzazione e/o al dispositivo corrente.</text:span></text:p>
            <text:p text:style-name="P3"><text:span text:style-name="T11">Ogni elemento </text:span><text:span text:style-name="T10">&lt;source&gt;</text:span><text:span text:style-name="T11"> ha un attributo multimediale che definisce quando l'immagine è la più adatta.</text:span></text:p>
            <text:p text:style-name="P3"><text:span text:style-name="T11">Infine un elemento </text:span><text:span text:style-name="T10">&lt;img&gt;</text:span><text:span text:style-name="T9"> indicherà il default da usare nel caso non ci siano match corretti</text:span></text:p>
            <text:p text:style-name="P3"><text:span text:style-name="T11"/></text:p>
            <text:p text:style-name="P3"><text:span text:style-name="T5"><text:s/></text:span><text:span text:style-name="T5">&lt;picture&gt;</text:span></text:p>
            <text:p text:style-name="P3"><text:span text:style-name="T5"><text:s text:c="2"/></text:span><text:span text:style-name="T5">&lt;source media="(min-width: 650px)" srcset="computer.jpg"&gt;</text:span></text:p>
            <text:p text:style-name="P3"><text:span text:style-name="T5"><text:s text:c="2"/></text:span><text:span text:style-name="T5">&lt;source media="(min-width: 465px)" srcset="tablet.jpg"&gt;</text:span></text:p>
            <text:p text:style-name="P3"><text:span text:style-name="T5"><text:s text:c="2"/></text:span><text:span text:style-name="T5">&lt;img src="cellulare.jpg"&gt;</text:span></text:p>
            <text:p text:style-name="P3"><text:span text:style-name="T5">&lt;/picture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Quando usare il tag </text:span><text:span text:style-name="T10">&lt;picture&gt;</text:span><text:span text:style-name="T9">?</text:span></text:p>
            <text:p text:style-name="P3"><text:span text:style-name="T9"/></text:p>
            <text:p text:style-name="P3"><text:span text:style-name="T9">- Risparmiare banda</text:span></text:p>
            <text:p text:style-name="P3"><text:span text:style-name="T9">- Usare immagini ottimizzate</text:span></text:p>
            <text:p text:style-name="P3"><text:span text:style-name="T9">- Adattare facilmente il contesto alla dimensione del devic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Map</text:p>
          </draw:text-box>
        </draw:frame>
        <draw:frame presentation:style-name="pr8" draw:text-style-name="P4" draw:layer="layout" svg:width="25cm" svg:height="11.473cm" svg:x="1.5cm" svg:y="2.636cm">
          <draw:text-box>
            <text:p text:style-name="P3"><text:span text:style-name="T9">Il tag </text:span><text:span text:style-name="T10">&lt;map&gt;</text:span><text:span text:style-name="T9"> viene usato per definire una mappa di immagini.</text:span></text:p>
            <text:p text:style-name="P3"><text:span text:style-name="T9">Una mappa è un'immagine con delle aree selezionabili</text:span></text:p>
            <text:p text:style-name="P3"><text:span text:style-name="T9"/></text:p>
            <text:p text:style-name="P3"><text:span text:style-name="T9">L'attributo </text:span><text:span text:style-name="T10">name</text:span><text:span text:style-name="T9"> dell'elemento </text:span><text:span text:style-name="T10">&lt;map&gt;</text:span><text:span text:style-name="T9"> è associato all'attributo </text:span><text:span text:style-name="T10">usemap</text:span><text:span text:style-name="T9"> di </text:span><text:span text:style-name="T10">&lt;img&gt;</text:span><text:span text:style-name="T9"> e crea una relazione tra immagine e mappa</text:span></text:p>
            <text:p text:style-name="P3"><text:span text:style-name="T9"/></text:p>
            <text:p text:style-name="P3"><text:span text:style-name="T9">L'elemento </text:span><text:span text:style-name="T10">&lt;map&gt;</text:span><text:span text:style-name="T9"> contiene un numero di elementi </text:span><text:span text:style-name="T10">&lt;area&gt;</text:span><text:span text:style-name="T9">, che definisce le aree cliccabili nella mappa dell'immagine</text:span></text:p>
            <text:p text:style-name="P3"><text:span text:style-name="T9"/></text:p>
            <text:p text:style-name="P3"><text:span text:style-name="T16">&lt;img src="https://www.affde.com/uploads/article/33391/hMAObf6pOlc2GHIM.jpg" usemap="#workmap" width="500px" height="300px"&gt;</text:span></text:p>
            <text:p text:style-name="P3"><text:span text:style-name="T16"/></text:p>
            <text:p text:style-name="P3"><text:span text:style-name="T16">&lt;map name="workmap"&gt;</text:span></text:p>
            <text:p text:style-name="P3"><text:span text:style-name="T16"><text:s text:c="2"/></text:span><text:span text:style-name="T16">&lt;area shape="rect" title="google" coords="0,0,250,300" href="https://www.google.com"&gt;</text:span></text:p>
            <text:p text:style-name="P3"><text:span text:style-name="T16"><text:s text:c="2"/></text:span><text:span text:style-name="T16">&lt;area shape="rect" title="bing" coords="250,0,500,300" href="https://www.bing.com"&gt;</text:span></text:p>
            <text:p text:style-name="P3"><text:span text:style-name="T16">&lt;/ma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a favicon è una piccola immagine visualizzata accanto al titolo della pagina nella scheda del browser e nel bookmark del browser</text:span></text:p>
            <text:p text:style-name="P3"><text:span text:style-name="T9"/></text:p>
            <text:p text:style-name="P3"><text:span text:style-name="T1">Per aggiungere una favicon ad un sito web, occorre salvarla nella directory principale del server web e chiamarla </text:span><text:span text:style-name="T8">favicon.ico</text:span></text:p>
            <text:p text:style-name="P3"><text:span text:style-name="T8"/></text:p>
            <text:p text:style-name="P3"><text:span text:style-name="T9">Nel caso sia posizionata o nominata in modo diverso è necessario indicarne il percorso a livello di </text:span><text:span text:style-name="T10">head</text:span></text:p>
            <text:p text:style-name="P3"><text:span text:style-name="T9"/></text:p>
            <text:p text:style-name="P3"><text:span text:style-name="T5">&lt;head&gt;</text:span></text:p>
            <text:p text:style-name="P3"><text:span text:style-name="T5"><text:s text:c="2"/></text:span><text:span text:style-name="T5">&lt;link rel="icon" type="image/x-icon" href="/images/favicon.ico"&gt;</text:span></text:p>
            <text:p text:style-name="P3"><text:span text:style-name="T5">&lt;/head&gt;</text:span></text:p>
            <text:p text:style-name="P3"><text:span text:style-name="T5"/></text:p>
            <text:p text:style-name="P3"><text:span text:style-name="T5"/></text:p>
          </draw:text-box>
        </draw:frame>
        <draw:frame draw:style-name="gr1" draw:text-style-name="P2" draw:layer="layout" svg:width="7.699cm" svg:height="1.984cm" svg:x="1.5cm" svg:y="12.5cm">
          <draw:image xlink:href="Pictures/10000000000001230000004B18D2E21513B335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 sito utilizzabile per disegnare delle favicon è </text:span><text:span text:style-name="T9"><text:a xlink:href="https://www.favicon.cc/" xlink:type="simple">https://www.favicon.cc/</text:a></text:span><text:span text:style-name="T9"><text:s/></text:span></text:p>
            <text:p text:style-name="P3"><text:span text:style-name="T9"/></text:p>
            <text:p text:style-name="P3"><text:span text:style-name="T9">Non volendo usare il formato </text:span><text:span text:style-name="T10">ico</text:span><text:span text:style-name="T9"> è comunque possibile scegliere fra una serie di altri formati orizzontalmente accettati dai maggiori browser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2" draw:layer="layout" svg:width="12.621cm" svg:height="6.8cm" svg:x="8cm" svg:y="7.2cm">
          <draw:image xlink:href="Pictures/10000000000001DD00000101F932F1059704C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</text:p>
          </draw:text-box>
        </draw:frame>
        <draw:frame presentation:style-name="pr3" draw:text-style-name="P4" draw:layer="layout" svg:width="25cm" svg:height="11.78cm" svg:x="1.5cm" svg:y="2.483cm">
          <draw:text-box>
            <text:p text:style-name="P3"><text:span text:style-name="T9">Il tag </text:span><text:span text:style-name="T10">table </text:span><text:span text:style-name="T9">serve a racchiudere delle informazioni per righe e colonne.</text:span></text:p>
            <text:p text:style-name="P3"><text:span text:style-name="T9"/></text:p>
            <text:p text:style-name="P3"><text:span text:style-name="T9">Questo tag, molto utilizzato in passato, è stato progressivamente superato da altri costrutti responsive, pur essendo fortemente utilizzato da molti siti web.</text:span></text:p>
            <text:p text:style-name="P3"><text:span text:style-name="T9"/></text:p>
            <text:p text:style-name="P3"><text:span text:style-name="T9">Il tag </text:span><text:span text:style-name="T10">table</text:span><text:span text:style-name="T9"> è composto da più tag</text:span></text:p>
            <text:p text:style-name="P3"><text:span text:style-name="T9"/></text:p>
            <text:p text:style-name="P3"><text:span text:style-name="T17">table : </text:span><text:span text:style-name="T18">tabella</text:span></text:p>
            <text:p text:style-name="P3"><text:span text:style-name="T17">thead : </text:span><text:span text:style-name="T18">area di intestazione tabella</text:span></text:p>
            <text:p text:style-name="P6"><text:span text:style-name="T17">tbody :</text:span><text:span text:style-name="T18"> corpo della tabella</text:span></text:p>
            <text:p text:style-name="P6"><text:span text:style-name="T17">tfoot :</text:span><text:span text:style-name="T18"> piede della tabella</text:span></text:p>
            <text:p text:style-name="P3"><text:span text:style-name="T17">tr :</text:span><text:span text:style-name="T18"> riga</text:span></text:p>
            <text:p text:style-name="P3"><text:span text:style-name="T17">th : </text:span><text:span text:style-name="T18">header</text:span></text:p>
            <text:p text:style-name="P3"><text:span text:style-name="T17">td : </text:span><text:span text:style-name="T18">data</text:span></text:p>
            <text:p text:style-name="P3"><text:span text:style-name="T17">caption: </text:span><text:span text:style-name="T18">titolo</text:span></text:p>
            <text:p text:style-name="P3"><text:span text:style-name="T17">colgroup: </text:span><text:span text:style-name="T18">definizione di colonne</text:span></text:p>
            <text:p text:style-name="P3"><text:span text:style-name="T17">col: </text:span><text:span text:style-name="T18">singolo elemento di definizione di colon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border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Ci sono una serie di proprietà che possono essere utilizzate per personalizzare i tag </text:span><text:span text:style-name="T10">table</text:span><text:span text:style-name="T9">, ad esempio</text:span></text:p>
            <text:p text:style-name="P3"><text:span text:style-name="T9"/></text:p>
            <text:p text:style-name="P3"><text:span text:style-name="T9"><text:s text:c="4"/></text:span><text:span text:style-name="T9">border: 1px solid black;</text:span></text:p>
            <text:p text:style-name="P3"><text:span text:style-name="T9"><text:s text:c="4"/></text:span><text:span text:style-name="T9">border-collapse: collapse;</text:span></text:p>
            <text:p text:style-name="P3"><text:span text:style-name="T9"><text:s text:c="4"/></text:span><text:span text:style-name="T9">border-radius: 10px; </text:span></text:p>
            <text:p text:style-name="P3"><text:span text:style-name="T9"><text:s text:c="4"/></text:span><text:span text:style-name="T9">border-color: #96D4D4; </text:span></text:p>
            <text:p text:style-name="P3"><text:span text:style-name="T9"><text:s text:c="4"/></text:span><text:span text:style-name="T9">background-color: #96D4D4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width</text:p>
          </draw:text-box>
        </draw:frame>
        <draw:frame presentation:style-name="pr9" draw:text-style-name="P4" draw:layer="layout" svg:width="25cm" svg:height="11.529cm" svg:x="1.5cm" svg:y="2.605cm">
          <draw:text-box>
            <text:p text:style-name="P3"><text:span text:style-name="T9">Con lo </text:span><text:span text:style-name="T10">style</text:span><text:span text:style-name="T9"> </text:span><text:span text:style-name="T10">width</text:span><text:span text:style-name="T9"> è possibile indicare l’occupazione di una singola colonna</text:span></text:p>
            <text:p text:style-name="P3"><text:span text:style-name="T9"/></text:p>
            <text:p text:style-name="P3"><text:span text:style-name="T19">&lt;table </text:span><text:span text:style-name="T20">style="width:100%"</text:span><text:span text:style-name="T19">&gt;</text:span></text:p>
            <text:p text:style-name="P3"><text:span text:style-name="T19"><text:s text:c="2"/></text:span><text:span text:style-name="T19">&lt;thead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h </text:span><text:span text:style-name="T20">style="width:10%"</text:span><text:span text:style-name="T19">&gt;Colonna 1&lt;/th&gt;</text:span></text:p>
            <text:p text:style-name="P3"><text:span text:style-name="T19"><text:s text:c="6"/></text:span><text:span text:style-name="T19">&lt;th&gt;Colonna 2&lt;/th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head&gt;</text:span></text:p>
            <text:p text:style-name="P3"><text:span text:style-name="T19"><text:s text:c="2"/></text:span><text:span text:style-name="T19">&lt;tbody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d&gt;Dato 1&lt;/td&gt;</text:span></text:p>
            <text:p text:style-name="P3"><text:span text:style-name="T19"><text:s text:c="6"/></text:span><text:span text:style-name="T19">&lt;td&gt;Dato 2&lt;/td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body&gt;</text:span></text:p>
            <text:p text:style-name="P3"><text:span text:style-name="T19">&lt;/table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span e rowspan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Con lo </text:span><text:span text:style-name="T10">colspan </text:span><text:span text:style-name="T9">e </text:span><text:span text:style-name="T10">rowspan</text:span><text:span text:style-name="T9"> è possibile indicare che una</text:span></text:p>
            <text:p text:style-name="P3"><text:span text:style-name="T9">cella occupa più di una riga o di una colonna</text:span></text:p>
            <text:p text:style-name="P3"><text:span text:style-name="T9"/></text:p>
            <text:p text:style-name="P3"><text:span text:style-name="T21">&lt;table&gt;</text:span></text:p>
            <text:p text:style-name="P3"><text:span text:style-name="T21"><text:s text:c="2"/></text:span><text:span text:style-name="T21">&lt;thead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h </text:span><text:span text:style-name="T22">colspan="2"</text:span><text:span text:style-name="T21">&gt;Colonna 1&lt;/th&gt;</text:span></text:p>
            <text:p text:style-name="P3"><text:span text:style-name="T21"><text:s text:c="6"/></text:span><text:span text:style-name="T21">&lt;th&gt;Colonna 2&lt;/th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2"/></text:span><text:span text:style-name="T21">&lt;/thead&gt;</text:span></text:p>
            <text:p text:style-name="P3"><text:span text:style-name="T21"><text:s text:c="2"/></text:span><text:span text:style-name="T21">&lt;tbody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d </text:span><text:span text:style-name="T22">rowspan="2"</text:span><text:span text:style-name="T21">&gt;Dato 1&lt;/td&gt;</text:span></text:p>
            <text:p text:style-name="P3"><text:span text:style-name="T21"><text:s text:c="6"/></text:span><text:span text:style-name="T21">&lt;td&gt;Dato 2&lt;/td&gt;</text:span></text:p>
            <text:p text:style-name="P3"><text:span text:style-name="T21"><text:s text:c="6"/></text:span><text:span text:style-name="T21">&lt;td&gt;Dato 3&lt;/td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d&gt;Dato 2&lt;/td&gt;</text:span></text:p>
            <text:p text:style-name="P3"><text:span text:style-name="T21"><text:s text:c="6"/></text:span><text:span text:style-name="T21">&lt;td&gt;Dato 3&lt;/td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2"/></text:span><text:span text:style-name="T21">&lt;/tbody&gt;</text:span></text:p>
            <text:p text:style-name="P3"><text:span text:style-name="T21">&lt;/table&gt;</text:span></text:p>
          </draw:text-box>
        </draw:frame>
        <draw:frame draw:style-name="gr1" draw:text-style-name="P2" draw:layer="layout" svg:width="9.446cm" svg:height="5cm" svg:x="14cm" svg:y="6cm">
          <draw:image xlink:href="Pictures/10000000000000BB0000006357651E89C89EC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aption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Con </text:span><text:span text:style-name="T10">caption</text:span><text:span text:style-name="T9"> è possibile dare un titolo a una tabella</text:span></text:p>
            <text:p text:style-name="P3"><text:span text:style-name="T9">Il tab </text:span><text:span text:style-name="T10">caption </text:span><text:span text:style-name="T9">deve essere inserito subito dopo il tag </text:span><text:span text:style-name="T10">table</text:span></text:p>
            <text:p text:style-name="P3"><text:span text:style-name="T9"/></text:p>
            <text:p text:style-name="P3"><text:span text:style-name="T9">&lt;table&gt;</text:span></text:p>
            <text:p text:style-name="P3"><text:span text:style-name="T5">&lt;caption&gt;</text:span><text:span text:style-name="T9">Caption</text:span><text:span text:style-name="T5">&lt;/caption&gt;</text:span></text:p>
            <text:p text:style-name="P3"><text:span text:style-name="T9">..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group col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Con </text:span><text:span text:style-name="T10">colgroup </text:span><text:span text:style-name="T9">e </text:span><text:span text:style-name="T10">col</text:span><text:span text:style-name="T9"> è possibile indicare una serie di caratteristiche che la singola colonna deve avere: come un colore o un bordo</text:span></text:p>
            <text:p text:style-name="P3"><text:span text:style-name="T9">Il tab </text:span><text:span text:style-name="T10">col</text:span><text:span text:style-name="T9"> può anche avere un attributo che indica quante colonne subiscono il nuovo stile</text:span></text:p>
            <text:p text:style-name="P3"><text:span text:style-name="T9"/></text:p>
            <text:p text:style-name="P3"><text:span text:style-name="T9">&lt;table&gt;</text:span></text:p>
            <text:p text:style-name="P3"><text:span text:style-name="T5">&lt;colgroup&gt;</text:span></text:p>
            <text:p text:style-name="P3"><text:span text:style-name="T9"><text:s text:c="2"/></text:span><text:span text:style-name="T5">&lt;col span="2" style="background-color:green;"&gt;</text:span></text:p>
            <text:p text:style-name="P3"><text:span text:style-name="T5"><text:s text:c="2"/></text:span><text:span text:style-name="T5">&lt;col style="background-color:blue; border: 5px solid black;"&gt;</text:span></text:p>
            <text:p text:style-name="P3"><text:span text:style-name="T5">&lt;/colgroup&gt;</text:span></text:p>
            <text:p text:style-name="P3"><text:span text:style-name="T9">..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non ordinate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ul </text:span><text:span text:style-name="T9">e </text:span><text:span text:style-name="T10">li </text:span><text:span text:style-name="T9">permette di definire delle liste non ordinate</text:span></text:p>
            <text:p text:style-name="P3"><text:span text:style-name="T9">Le liste sono rappresentate da una serie di righe contigue evidenziate da un piccolo cerchio nero iniziale</text:span></text:p>
            <text:p text:style-name="P3"><text:span text:style-name="T9"/></text:p>
            <text:p text:style-name="P3"><text:span text:style-name="T9"><text:s text:c="2"/></text:span><text:span text:style-name="T5">&lt;ul&gt;</text:span></text:p>
            <text:p text:style-name="P3"><text:span text:style-name="T5"><text:s text:c="4"/></text:span><text:span text:style-name="T5">&lt;li&gt;Primo elemento&lt;/li&gt;</text:span></text:p>
            <text:p text:style-name="P3"><text:span text:style-name="T5"><text:s text:c="4"/></text:span><text:span text:style-name="T5">&lt;li&gt;Secondo elemento&lt;/li&gt;</text:span></text:p>
            <text:p text:style-name="P3"><text:span text:style-name="T5"><text:s text:c="4"/></text:span><text:span text:style-name="T5">&lt;li&gt;Terzo elemento&lt;/li&gt;</text:span></text:p>
            <text:p text:style-name="P3"><text:span text:style-name="T5"><text:s text:c="2"/></text:span><text:span text:style-name="T5">&lt;/ul&gt;</text:span></text:p>
            <text:p text:style-name="P3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ordinate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ol </text:span><text:span text:style-name="T9">e </text:span><text:span text:style-name="T10">li </text:span><text:span text:style-name="T9">permette di definire delle liste ordinate</text:span></text:p>
            <text:p text:style-name="P3"><text:span text:style-name="T9">Le liste sono rappresentate da una serie di righe contigue numerate</text:span></text:p>
            <text:p text:style-name="P3"><text:span text:style-name="T9"/></text:p>
            <text:p text:style-name="P3"><text:span text:style-name="T9"><text:s text:c="2"/></text:span><text:span text:style-name="T5">&lt;ol&gt;</text:span></text:p>
            <text:p text:style-name="P3"><text:span text:style-name="T5"><text:s text:c="4"/></text:span><text:span text:style-name="T5">&lt;li&gt;Primo elemento&lt;/li&gt;</text:span></text:p>
            <text:p text:style-name="P3"><text:span text:style-name="T5"><text:s text:c="4"/></text:span><text:span text:style-name="T5">&lt;li&gt;Secondo elemento&lt;/li&gt;</text:span></text:p>
            <text:p text:style-name="P3"><text:span text:style-name="T5"><text:s text:c="4"/></text:span><text:span text:style-name="T5">&lt;li&gt;Terzo elemento&lt;/li&gt;</text:span></text:p>
            <text:p text:style-name="P3"><text:span text:style-name="T5"><text:s text:c="2"/></text:span><text:span text:style-name="T5">&lt;/ol&gt;</text:span></text:p>
            <text:p text:style-name="P3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descrittive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dl,</text:span><text:span text:style-name="T9"> </text:span><text:span text:style-name="T10">dt</text:span><text:span text:style-name="T9"> e </text:span><text:span text:style-name="T10">dd </text:span><text:span text:style-name="T9">permettono di creare delle liste descrittive</text:span></text:p>
            <text:p text:style-name="P3"><text:span text:style-name="T9">Con </text:span><text:span text:style-name="T10">dl </text:span><text:span text:style-name="T9">si definisce la lista, con </text:span><text:span text:style-name="T10">dt </text:span><text:span text:style-name="T9">si descrive il nome (term), con </text:span><text:span text:style-name="T10">dd </text:span><text:span text:style-name="T9">si descrive il termine</text:span></text:p>
            <text:p text:style-name="P3"><text:span text:style-name="T9"/></text:p>
            <text:p text:style-name="P3"><text:span text:style-name="T9"><text:s text:c="2"/></text:span><text:span text:style-name="T5">&lt;dl&gt;</text:span></text:p>
            <text:p text:style-name="P3"><text:span text:style-name="T5"><text:s text:c="4"/></text:span><text:span text:style-name="T5">&lt;dt&gt;Cornetto&lt;/dt&gt;</text:span></text:p>
            <text:p text:style-name="P3"><text:span text:style-name="T5"><text:s text:c="4"/></text:span><text:span text:style-name="T5">&lt;dd&gt;- alla crema&lt;/dd&gt;</text:span></text:p>
            <text:p text:style-name="P3"><text:span text:style-name="T5"><text:s text:c="4"/></text:span><text:span text:style-name="T5">&lt;dd&gt;- al cioccolato&lt;/dd&gt;</text:span></text:p>
            <text:p text:style-name="P3"><text:span text:style-name="T5"><text:s text:c="4"/></text:span><text:span text:style-name="T5">&lt;dd&gt;- alla marmellata&lt;/dd&gt;</text:span></text:p>
            <text:p text:style-name="P3"><text:span text:style-name="T5"><text:s text:c="4"/></text:span><text:span text:style-name="T5">&lt;dt&gt;Latte&lt;/dt&gt;</text:span></text:p>
            <text:p text:style-name="P3"><text:span text:style-name="T5"><text:s text:c="4"/></text:span><text:span text:style-name="T5">&lt;dd&gt;- di soia&lt;/dd&gt;</text:span></text:p>
            <text:p text:style-name="P3"><text:span text:style-name="T5"><text:s text:c="4"/></text:span><text:span text:style-name="T5">&lt;dd&gt;- di capra&lt;/dd&gt;</text:span></text:p>
            <text:p text:style-name="P3"><text:span text:style-name="T5"><text:s text:c="2"/></text:span><text:span text:style-name="T5">&lt;/dl&gt;</text:span></text:p>
            <text:p text:style-name="P3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locchi e inline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Esistono due tag generici e abbastanza simili utilizzati per definire delle aree.</text:span></text:p>
            <text:p text:style-name="P3"><text:span text:style-name="T9">I tag sono </text:span><text:span text:style-name="T10">div </text:span><text:span text:style-name="T9">e </text:span><text:span text:style-name="T10">span</text:span><text:span text:style-name="T9">.</text:span></text:p>
            <text:p text:style-name="P3"><text:span text:style-name="T9"/></text:p>
            <text:p text:style-name="P3"><text:span text:style-name="T5">DIV</text:span></text:p>
            <text:p text:style-name="P3"><text:span text:style-name="T9">L’elemento inizia sempre su una nuova riga</text:span></text:p>
            <text:p text:style-name="P3"><text:span text:style-name="T9">Occupa l’intera larghezza disponibile</text:span></text:p>
            <text:p text:style-name="P3"><text:span text:style-name="T9">Ha un margine inferiore e superiore</text:span></text:p>
            <text:p text:style-name="P3"><text:span text:style-name="T9"/></text:p>
            <text:p text:style-name="P3"><text:span text:style-name="T5">SPAN</text:span></text:p>
            <text:p text:style-name="P3"><text:span text:style-name="T9">Non inizia su una nuova riga</text:span></text:p>
            <text:p text:style-name="P3"><text:span text:style-name="T9">Occupa solo la larghezza necessaria</text:span></text:p>
            <text:p text:style-name="P3"><text:span text:style-name="T9">Non ha un margine superiore e inferior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5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1H57M24S</meta:editing-duration>
    <meta:editing-cycles>201</meta:editing-cycles>
    <meta:generator>LibreOffice/7.0.0.3$Windows_x86 LibreOffice_project/8061b3e9204bef6b321a21033174034a5e2ea88e</meta:generator>
    <dc:title>Inspiration</dc:title>
    <dc:date>2022-01-25T15:39:06.793000000</dc:date>
    <meta:document-statistic meta:object-count="267"/>
  </office:meta>
</office:document-meta>
</file>